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8" style:family="text">
      <style:text-properties fo:font-size="12.00pt" fo:font-weight="normal" fo:font-family="'JetBrains Mono'" style:font-family-asian="'JetBrains Mono'" style:font-family-complex="'JetBrains Mono'" fo:background-color="transparent" fo:color="#000080"/>
    </style:style>
    <style:style style:name="T29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0" style:family="text">
      <style:text-properties fo:font-size="12.00pt" fo:font-weight="bold" fo:font-family="'JetBrains Mono'" style:font-family-asian="'JetBrains Mono'" style:font-family-complex="'JetBrains Mono'" fo:background-color="transparent" fo:color="#008080"/>
    </style:style>
    <style:style style:name="T31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JetBrains Mono'" style:font-family-asian="'JetBrains Mono'" style:font-family-complex="'JetBrains Mono'" fo:background-color="transparent" fo:color="#000080"/>
    </style:style>
    <style:style style:name="T34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9" style:family="text">
      <style:text-properties fo:font-size="12.00pt" fo:font-weight="bold" fo:font-family="'JetBrains Mono'" style:font-family-asian="'JetBrains Mono'" style:font-family-complex="'JetBrains Mono'" fo:background-color="transparent" fo:color="#000080"/>
    </style:style>
    <style:style style:name="T40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3" style:family="text">
      <style:text-properties fo:font-size="12.00pt" fo:font-weight="bold" fo:font-family="'JetBrains Mono'" style:font-family-asian="'JetBrains Mono'" style:font-family-complex="'JetBrains Mono'" fo:background-color="transparent" fo:color="#000080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JetBrains Mono'" style:font-family-asian="'JetBrains Mono'" style:font-family-complex="'JetBrains Mono'" fo:background-color="transparent" fo:color="#000080"/>
    </style:style>
    <style:style style:name="T46" style:family="text">
      <style:text-properties fo:font-size="12.00pt" fo:font-weight="normal" fo:font-family="'JetBrains Mono'" style:font-family-asian="'JetBrains Mono'" style:font-family-complex="'JetBrains Mono'" fo:background-color="transparent" fo:color="#000080"/>
    </style:style>
    <style:style style:name="T47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4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8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2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07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2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13" style:family="text">
      <style:text-properties fo:font-size="10.00pt" fo:font-weight="bold" fo:font-family="'JetBrains Mono'" style:font-family-asian="'JetBrains Mono'" style:font-family-complex="'JetBrains Mono'" fo:background-color="transparent" fo:color="#000080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15" style:family="text">
      <style:text-properties fo:font-size="10.00pt" fo:font-weight="bold" fo:font-family="'JetBrains Mono'" style:font-family-asian="'JetBrains Mono'" style:font-family-complex="'JetBrains Mono'" fo:background-color="transparent" fo:color="#000080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000080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22" style:family="text">
      <style:text-properties fo:font-size="10.00pt" fo:font-weight="bold" fo:font-family="'JetBrains Mono'" style:font-family-asian="'JetBrains Mono'" style:font-family-complex="'JetBrains Mono'" fo:background-color="transparent" fo:color="#008080"/>
    </style:style>
    <style:style style:name="T223" style:family="text">
      <style:text-properties fo:font-size="10.00pt" fo:font-weight="normal" fo:font-family="'JetBrains Mono'" style:font-family-asian="'JetBrains Mono'" style:font-family-complex="'JetBrains Mono'" fo:background-color="transparent" fo:color="#000000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1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3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9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3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324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7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7" style:family="text">
      <style:text-properties fo:font-size="12.00pt" fo:font-weight="bold" fo:font-family="Calibri" style:font-family-asian="Calibri" style:font-family-complex="Calibri" fo:background-color="transparent" fo:color="#008080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1" style:family="text">
      <style:text-properties fo:font-size="12.00pt" fo:font-weight="bold" fo:font-family="Calibri" style:font-family-asian="Calibri" style:font-family-complex="Calibri" fo:background-color="transparent" fo:color="#008080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0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0" style:family="text">
      <style:text-properties fo:font-size="10.00pt" fo:font-weight="bold" fo:font-family="'JetBrains Mono'" style:font-family-asian="'JetBrains Mono'" style:font-family-complex="'JetBrains Mono'" fo:background-color="transparent" fo:color="#0000ff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0.00pt" fo:font-weight="bold" fo:font-family="'JetBrains Mono'" style:font-family-asian="'JetBrains Mono'" style:font-family-complex="'JetBrains Mono'" fo:background-color="transparent" fo:color="#0000ff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0.00pt" fo:font-weight="bold" fo:font-family="'JetBrains Mono'" style:font-family-asian="'JetBrains Mono'" style:font-family-complex="'JetBrains Mono'" fo:background-color="transparent" fo:color="#0000ff"/>
    </style:style>
    <style:style style:name="T415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20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2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2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4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1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5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5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8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2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6" style:family="text">
      <style:text-properties fo:font-size="12.00pt" fo:font-weight="normal" fo:font-family="'JetBrains Mono'" style:font-family-asian="'JetBrains Mono'" style:font-family-complex="'JetBrains Mono'" fo:background-color="transparent" fo:color="#000000"/>
    </style:style>
    <style:style style:name="T4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 fo:margin-left="0.00pt" fo:text-indent="18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 fo:margin-left="0.00pt" fo:text-indent="18.00p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18.00pt" fo:text-indent="18.00pt"/>
    </style:style>
    <style:style style:name="P37" style:family="paragraph">
      <style:paragraph-properties fo:line-height="100.00%" fo:text-align="left"/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</office:automatic-styles>
  <office:body>
    <office:text>
      <text:p text:style-name="P1"><text:span text:style-name="T1">GENERATORY</text:span></text:p>
      <text:p text:style-name="P1"><text:span text:style-name="T2"/></text:p>
      <text:list text:style-name="L2">
        <text:list-item>
          <text:p text:style-name="P2"><text:span text:style-name="T3">Stwórz generator który b</text:span><text:span text:style-name="T4">ę</text:span><text:span text:style-name="T5">dzie podawa</text:span><text:span text:style-name="T6">ł kolejne dni tygodnia (poniedzialek,wtorek etc). Przeiteruj po zwracanych przez niego wartosciach i wyswietl je na konsoli</text:span></text:p>
        </text:list-item>
        <text:list-item>
          <text:p text:style-name="P2"><text:span text:style-name="T7">Stworz generator ktory bedzie przyjmowal przez parametr ilosc elementow a nastepnie zwracal elementy o tresci 'element o indeksie x'( gdzie x bedzie numerem podawanego elementu) czekajac 1 sekunde przed zwrotem kazdego elementu.</text:span></text:p>
        </text:list-item>
        <text:list-item>
          <text:p text:style-name="P2"><text:span text:style-name="T8">Stwórz generator który b</text:span><text:span text:style-name="T9">ę</text:span><text:span text:style-name="T10">dzie podawa</text:span><text:span text:style-name="T11">ł nieskończenie wiele liczb parzystych. Przetestuj go pobierając z niego kolejne wartości i wyświetlając je na konsoli.</text:span></text:p>
        </text:list-item>
        <text:list-item>
          <text:p text:style-name="P2"><text:span text:style-name="T12">(do u</text:span><text:span text:style-name="T13">życia np. w wyszukiwarce - szukaj aż znajdziesz ale nie wczytuj całości od razu)Stw</text:span><text:span text:style-name="T14">órz generator który b</text:span><text:span text:style-name="T15">ę</text:span><text:span text:style-name="T16">dzie podawa</text:span><text:span text:style-name="T17">ł kolejne linie z pliku tekstowego kt</text:span><text:span text:style-name="T18">órego nazw</text:span><text:span text:style-name="T19">ę</text:span><text:span text:style-name="T20"><text:s/>podamy przez<text:s text:c="2"/>argument generatora. Generator nie powinien wczytywa</text:span><text:span text:style-name="T21">ć całego pliku od razu, a w miarę żądania kolejnych element</text:span><text:span text:style-name="T22">ów powinien wczytywa</text:span><text:span text:style-name="T23">ć</text:span><text:span text:style-name="T24"><text:s/>i zwracac kolejne linie z pliku . U</text:span><text:span text:style-name="T25">życie funkcji readlines() na obiekcie pliku będzie tu więc niewłaściwe, ponieważ wczytuje<text:s text:c="2"/>ona od razu cały plik, a to mogłoby doprowadzić do przepełnienia pamięci. Przykład czytania pliku linia po linii:</text:span></text:p>
        </text:list-item>
      </text:list>
      <text:p text:style-name="P3"><text:span text:style-name="T26"/></text:p>
      <text:p text:style-name="P3"><text:span text:style-name="T27">plik=</text:span><text:span text:style-name="T28">open</text:span><text:span text:style-name="T29">(</text:span><text:span text:style-name="T30">'linie.txt'</text:span><text:span text:style-name="T31">)</text:span><text:span text:style-name="T32"><text:line-break/></text:span><text:span text:style-name="T33">while True</text:span><text:span text:style-name="T34">:</text:span><text:span text:style-name="T35"><text:line-break/></text:span><text:span text:style-name="T36"><text:s text:c="4"/>linia=plik.readline()</text:span><text:span text:style-name="T37"><text:line-break/></text:span><text:span text:style-name="T38"><text:s text:c="4"/></text:span><text:span text:style-name="T39">if not<text:s/></text:span><text:span text:style-name="T40">linia:</text:span><text:span text:style-name="T41"><text:line-break/></text:span><text:span text:style-name="T42"><text:s text:c="8"/></text:span><text:span text:style-name="T43">break</text:span><text:span text:style-name="T44"><text:line-break/></text:span><text:span text:style-name="T45"><text:s text:c="4"/></text:span><text:span text:style-name="T46">print</text:span><text:span text:style-name="T47">(linia.strip())</text:span></text:p>
      <text:p text:style-name="P3"><text:span text:style-name="T48"/></text:p>
      <text:p text:style-name="P3"><text:span text:style-name="T49">Utworz zmienna w ktorej umiescisz poszukiwana fraze. Korzystajac z generatora przeszukuj zwracane przez generator linie w poszukiwaniu poszukiwanej frazy. W przypadku znalezienia poszukiwanej frazy w zwracanej przez generator linii chcemy wyswietlic ta linie i przerwac przetwarzanie danych z generatora.</text:span></text:p>
      <text:p text:style-name="P3"><text:span text:style-name="T50"/></text:p>
      <text:list text:style-name="L4">
        <text:list-item>
          <text:p text:style-name="P4"><text:span text:style-name="T51">Napisz generator który b</text:span><text:span text:style-name="T52">ędzie w nieskończoność podawał co sekundę aktualną cenę kryptowaluty kt</text:span><text:span text:style-name="T53">órej symbol przeka</text:span><text:span text:style-name="T54">żemy przez argument generatora (</text:span><text:a xlink:href="https://api.nomics.com/v1/prices?key=twój_klucz)(https://p.nomics.com/cryptocurrency-bitcoin-api"><text:span text:style-name="T57">https://api.nomics.com/v1/prices?key=tw</text:span><text:span text:style-name="T58"><text:s/>HYPERLINK "https://api.nomics.com/v1/prices?key=twój_klucz)(https://p.nomics.com/cryptocurrency-bitcoin-api"</text:span><text:span text:style-name="T59">HYPERLINK "https://api.nomics.com/v1/prices?key=twój_klucz)(https://p.nomics.com/cryptocurrency-bitcoin-api"</text:span><text:span text:style-name="T60"><text:s/>HYPERLINK "https://api.nomics.com/v1/prices?key=twój_klucz)(https://p.nomics.com/cryptocurrency-bitcoin-api"</text:span><text:span text:style-name="T61">ó</text:span><text:span text:style-name="T62"><text:s/>HYPERLINK "https://api.nomics.com/v1/prices?key=twój_klucz)(https://p.nomics.com/cryptocurrency-bitcoin-api"</text:span><text:span text:style-name="T63">HYPERLINK "https://api.nomics.com/v1/prices?key=twój_klucz)(https://p.nomics.com/cryptocurrency-bitcoin-api"</text:span><text:span text:style-name="T64"><text:s/>HYPERLINK "https://api.nomics.com/v1/prices?key=twój_klucz)(https://p.nomics.com/cryptocurrency-bitcoin-api"</text:span><text:span text:style-name="T65">j_klucz</text:span><text:span text:style-name="T66"><text:s/>HYPERLINK "https://api.nomics.com/v1/prices?key=twój_klucz)(https://p.nomics.com/cryptocurrency-bitcoin-api"</text:span><text:span text:style-name="T67">HYPERLINK "https://api.nomics.com/v1/prices?key=twój_klucz)(https://p.nomics.com/cryptocurrency-bitcoin-api"</text:span><text:span text:style-name="T68"><text:s/>HYPERLINK "https://api.nomics.com/v1/prices?key=twój_klucz)(https://p.nomics.com/cryptocurrency-bitcoin-api"</text:span><text:span text:style-name="T69">)(https://p.nomics.com/cryptocurrency-bitcoin-api</text:span></text:a><text:span text:style-name="T70">)</text:span></text:p>
        </text:list-item>
        <text:list-item>
          <text:p text:style-name="P4"><text:span text:style-name="T71">(os.walk pokaza</text:span><text:span text:style-name="T72">ć</text:span><text:span text:style-name="T73">) Stw</text:span><text:span text:style-name="T74">órz generator który b</text:span><text:span text:style-name="T75">ę</text:span><text:span text:style-name="T76">dzie przyjmowa</text:span><text:span text:style-name="T77">ł przez argument nazwę katalogu początkowego oraz szukaną frazę. Generator ma przeszukać zawartość wszystkich plik</text:span><text:span text:style-name="T78">ów we wszystkich podkatalogach zaczynaj</text:span><text:span text:style-name="T79">ą</text:span><text:span text:style-name="T80">c od katalogu pocz</text:span><text:span text:style-name="T81">ątkowego pod kątem poszukiwanej frazy. Generator ma stopniowo zwracać nazwy plik</text:span><text:span text:style-name="T82">ów zawieraj</text:span><text:span text:style-name="T83">ą</text:span><text:span text:style-name="T84">ce poszukiwan</text:span><text:span text:style-name="T85">ą frazę.</text:span></text:p>
        </text:list-item>
      </text:list>
      <text:p text:style-name="P5"><text:span text:style-name="T86"/></text:p>
      <text:p text:style-name="P5"><text:span text:style-name="T87">ARGS</text:span></text:p>
      <text:p text:style-name="P5"><text:span text:style-name="T88"/></text:p>
      <text:list text:style-name="L6">
        <text:list-item>
          <text:p text:style-name="P6"><text:span text:style-name="T89">Stwórz funkcj</text:span><text:span text:style-name="T90">ę</text:span><text:span text:style-name="T91"><text:s/>kt</text:span><text:span text:style-name="T92">óra wydrukuje na konsoli sum</text:span><text:span text:style-name="T93">ę warto</text:span><text:span text:style-name="T94">ści przekazanych do niej jako *args</text:span></text:p>
        </text:list-item>
        <text:list-item>
          <text:p text:style-name="P6"><text:span text:style-name="T95">(rozne typy argumentow)</text:span><text:span text:style-name="T96">Stwórz funkcj</text:span><text:span text:style-name="T97">ę</text:span><text:span text:style-name="T98"><text:s/>kt</text:span><text:span text:style-name="T99">óra przyjmie nieokre</text:span><text:span text:style-name="T100">ś</text:span><text:span text:style-name="T101">lon</text:span><text:span text:style-name="T102">ą liczbę element</text:span><text:span text:style-name="T103">ów przez argument, a nast</text:span><text:span text:style-name="T104">ę</text:span><text:span text:style-name="T105">pnie wypisze na konsoli ilo</text:span><text:span text:style-name="T106">ść otrzymanych element</text:span><text:span text:style-name="T107">ów. Poni</text:span><text:span text:style-name="T108">ż</text:span><text:span text:style-name="T109">ej informacji o ilo</text:span><text:span text:style-name="T110">ści otrzymanych element</text:span><text:span text:style-name="T111">ów wy</text:span><text:span text:style-name="T112">ś</text:span><text:span text:style-name="T113">wietl w osobnych liniach ka</text:span><text:span text:style-name="T114">żdy argument oraz jego typ.</text:span></text:p>
        </text:list-item>
        <text:list-item>
          <text:p text:style-name="P6"><text:span text:style-name="T115">(kolejnosc argumentów gdy jest args)<text:s/></text:span><text:span text:style-name="T116">Stwórz funkcj</text:span><text:span text:style-name="T117">ę</text:span><text:span text:style-name="T118"><text:s/>kt</text:span><text:span text:style-name="T119">óra przyjmie przez argument mno</text:span><text:span text:style-name="T120">ż</text:span><text:span text:style-name="T121">nik oraz elementy typu args. Funkcja ma dla kazdego elementu typu args wyswietlic na konsoli wynik jego mno</text:span><text:span text:style-name="T122">żenia przez mnożnik</text:span></text:p>
        </text:list-item>
      </text:list>
      <text:p text:style-name="P7"><text:span text:style-name="T123"/></text:p>
      <text:p text:style-name="P7"><text:span text:style-name="T124">KWARGS</text:span></text:p>
      <text:p text:style-name="P7"><text:span text:style-name="T125"/></text:p>
      <text:list text:style-name="L8">
        <text:list-item>
          <text:p text:style-name="P8"><text:span text:style-name="T126">Stworz funkcje "config" ktora bedzie otrzymywala argumenty kwargs bedace ustawieniami. Funkcja ta ma zapisac podane argumenty do pliku config.csv w 2 kolumnach z czego pierwsza jest nazwa argumentu a druga jego wartoscia. Jesli dane argument juz istnieje w pliku to trzeba bedzie tylko zaktualizowac jego wartosc, jesli jeszcze go nie ma to trzeba go bedzie dodac do pliku.</text:span></text:p>
        </text:list-item>
      </text:list>
      <text:p text:style-name="P9"><text:span text:style-name="T127"/></text:p>
      <text:p text:style-name="P9"><text:span text:style-name="T127"/></text:p>
      <text:p text:style-name="P9"><text:span text:style-name="T128">FUNKCJA JAKO ARGUMENT FUNKCJI</text:span></text:p>
      <text:p text:style-name="P9"><text:span text:style-name="T129"/></text:p>
      <text:list text:style-name="L10">
        <text:list-item>
          <text:p text:style-name="P10"><text:span text:style-name="T130">Stwórz dwie funkcje - jedna ma zwraca</text:span><text:span text:style-name="T131">ć</text:span><text:span text:style-name="T132"><text:s/>powi</text:span><text:span text:style-name="T133">ększony tekst kt</text:span><text:span text:style-name="T134">óry otrzyma przez argument, druga analogicznie ale pomniejszony. Dodaj funkcj</text:span><text:span text:style-name="T135">ę</text:span><text:span text:style-name="T136"><text:s/>kt</text:span><text:span text:style-name="T137">óra b</text:span><text:span text:style-name="T138">ę</text:span><text:span text:style-name="T139">dzie w stanie przyj</text:span><text:span text:style-name="T140">ąć przez argument inną funkcję oraz ciąg tekstowy do obr</text:span><text:span text:style-name="T141">óbki który nast</text:span><text:span text:style-name="T142">ę</text:span><text:span text:style-name="T143">pnie po obrobieniu przez funkcj</text:span><text:span text:style-name="T144">ę podaną jako argument zostanie wyświetlony na konsoli</text:span></text:p>
        </text:list-item>
        <text:list-item>
          <text:p text:style-name="P10"><text:span text:style-name="T145">(pokazac wyrazenia lambda). Stworz funkcje ktora bedzie drukowala na konsoli dane otrzymane przez pierwszy argument obrobione uprzednio przez wyrazenie lambda podane jako drugi argument.</text:span></text:p>
        </text:list-item>
        <text:list-item>
          <text:p text:style-name="P10"><text:span text:style-name="T146">Stwórz funkcj</text:span><text:span text:style-name="T147">ę</text:span><text:span text:style-name="T148"><text:s/>"parse" kt</text:span><text:span text:style-name="T149">óra b</text:span><text:span text:style-name="T150">ę</text:span><text:span text:style-name="T151">dzie otrzymywa</text:span><text:span text:style-name="T152">ła przez argumenty wartosc tekstową oraz *args funkcji. Funkcja ta ma zastosować każdą z otrzymanych przez *args funkcji na wartości tekstowej kt</text:span><text:span text:style-name="T153">ór</text:span><text:span text:style-name="T154">ą</text:span><text:span text:style-name="T155"><text:s/>nast</text:span><text:span text:style-name="T156">ępnie wypisze na konsoli. Dodaj funkcję "powieksz" i "podziel" kt</text:span><text:span text:style-name="T157">óre maj</text:span><text:span text:style-name="T158">ą</text:span><text:span text:style-name="T159"><text:s/>zwraca</text:span><text:span text:style-name="T160">ć otrzymane przez argument dane odpowiednio po powiększeniu i podzieleniu tekstu na słowa. Wywołaj funkcję "parse" przekazując do niej ciąg tekstowy składający się z więcej niż 1 słowa oraz funkcje "powieksz" i "podziel"</text:span></text:p>
        </text:list-item>
      </text:list>
      <text:p text:style-name="P11"><text:span text:style-name="T161"/></text:p>
      <text:p text:style-name="P11"><text:span text:style-name="T162">FUNKCJE WEWN</text:span><text:span text:style-name="T163">Ę</text:span><text:span text:style-name="T164">TRZNE I FUNKCJA ZWRACAJ</text:span><text:span text:style-name="T165">ĄCA FUNKCJĘ</text:span></text:p>
      <text:p text:style-name="P11"><text:span text:style-name="T166"/></text:p>
      <text:list text:style-name="L12">
        <text:list-item>
          <text:p text:style-name="P12"><text:span text:style-name="T167">Stwórz funcj</text:span><text:span text:style-name="T168">ę</text:span><text:span text:style-name="T169"><text:s/>kt</text:span><text:span text:style-name="T170">óra b</text:span><text:span text:style-name="T171">ę</text:span><text:span text:style-name="T172">dzie posiada</text:span><text:span text:style-name="T173">ła dwie funkcje wewnętrzne. Jedna z tych funkcji ma powiekszac i zwracac otrzymany ciag znakow, druga pomniejszac i zwracac otrzymany ciąg znak</text:span><text:span text:style-name="T174">ów. Funkcja zewn</text:span><text:span text:style-name="T175">ę</text:span><text:span text:style-name="T176">trzna ma zwraca</text:span><text:span text:style-name="T177">ć funkcję powiększającą gdy zostanie jej przez argument przekazana wartosc 1 i funkcję pomniejszającą gdy otrzyma wartość 2. Odbierz obiekt funkcji wewnętrznej poprzez wywołanie funkcji zewnętrznej i zastosuj otrzymaną funkcję na ciągu tekstowym.</text:span></text:p>
        </text:list-item>
      </text:list>
      <text:p text:style-name="P13"><text:span text:style-name="T178"/></text:p>
      <text:p text:style-name="P13"><text:span text:style-name="T179">MAP i FILTER</text:span></text:p>
      <text:p text:style-name="P13"><text:span text:style-name="T180"/></text:p>
      <text:list text:style-name="L14">
        <text:list-item>
          <text:p text:style-name="P14"><text:span text:style-name="T181">wygeneruj list</text:span><text:span text:style-name="T182">ę zawierającą 10 losowych wartości. Następnie za pomocą map i filter odfiltruj tylko liczby parzyste i pomnoz je razy 100 a następnie oddaj jako listę kt</text:span><text:span text:style-name="T183">ór</text:span><text:span text:style-name="T184">ą następnie wydrukuj.</text:span></text:p>
        </text:list-item>
      </text:list>
      <text:p text:style-name="P15"><text:span text:style-name="T185"/></text:p>
      <text:p text:style-name="P15"><text:span text:style-name="T186">REKURENCJA</text:span></text:p>
      <text:p text:style-name="P15"><text:span text:style-name="T187"/></text:p>
      <text:list text:style-name="L16">
        <text:list-item>
          <text:p text:style-name="P16"><text:span text:style-name="T188">Napisz funkcj</text:span><text:span text:style-name="T189">ę</text:span><text:span text:style-name="T190"><text:s/>rekurencyjn</text:span><text:span text:style-name="T191">ą kt</text:span><text:span text:style-name="T192">óra b</text:span><text:span text:style-name="T193">ę</text:span><text:span text:style-name="T194">dzie zwraca</text:span><text:span text:style-name="T195">ła sumę liczb naturalnych mniejszych od liczby podanej przez argument tej funkcji.</text:span></text:p>
        </text:list-item>
      </text:list>
      <text:p text:style-name="P17"><text:span text:style-name="T196"/></text:p>
      <text:p text:style-name="P17"><text:span text:style-name="T196"/></text:p>
      <text:p text:style-name="P18"><text:span text:style-name="T196"/></text:p>
      <text:p text:style-name="P19"><text:span text:style-name="T196"/></text:p>
      <text:p text:style-name="P19"><text:span text:style-name="T196"/></text:p>
      <text:p text:style-name="P19"><text:span text:style-name="T196"/></text:p>
      <text:p text:style-name="P19"><text:span text:style-name="T197">DEKORATORY</text:span></text:p>
      <text:p text:style-name="P19"><text:span text:style-name="T198"/></text:p>
      <text:list text:style-name="L20">
        <text:list-item>
          <text:p text:style-name="P20"><text:span text:style-name="T199">Stwórz funkcj</text:span><text:span text:style-name="T200">ę</text:span><text:span text:style-name="T201"><text:s/>kt</text:span><text:span text:style-name="T202">órej zadaniem b</text:span><text:span text:style-name="T203">ę</text:span><text:span text:style-name="T204">dzie poczekanie 3 sekundy i wypisanie na konsoli komunikatu. Dodaj dekorator kt</text:span><text:span text:style-name="T205">óry zliczy czas wykonywania tej funkcji. Pobranie aktualnego czasu to: "</text:span><text:span text:style-name="T206">time.time()", wstrzymanie na 3 sekundy: "time.sleep(3)"</text:span></text:p>
        </text:list-item>
        <text:list-item>
          <text:p text:style-name="P20"><text:span text:style-name="T207">Stwórz dekodator który b</text:span><text:span text:style-name="T208">ędzie zawsze zaokrąglał do 2 miejsc po przecinku wynik zwracany przez dekordowaną funkcję.</text:span></text:p>
        </text:list-item>
      </text:list>
      <text:p text:style-name="P21"><text:span text:style-name="T209"/></text:p>
      <text:list text:style-name="L22">
        <text:list-item>
          <text:p text:style-name="P22"><text:span text:style-name="T210">Stwórz dekorator który b</text:span><text:span text:style-name="T211">ędzie rejestrował do pliku loga wszystkie wywołania dekorowanej funkcji z informacją o nazwie dekorowanej funkcji, dacie i czasie jej wywołania oraz argumentach przekazanych do dekorowanej funkcji. Log ma być w formacie CSV. Same argumenty powinny być rejestrowane w jednej kolumnie razem.</text:span></text:p>
        </text:list-item>
      </text:list>
      <text:p text:style-name="P23"><text:span text:style-name="T212">Pobranie nazwy funkcji: fun.__name__, </text:span></text:p>
      <text:p text:style-name="P23"><text:span text:style-name="T212">Pobranie aktualnego czasu i daty:</text:span></text:p>
      <text:p text:style-name="P23"><text:span text:style-name="T213">from<text:s/></text:span><text:span text:style-name="T214">datetime<text:s/></text:span><text:span text:style-name="T215">import<text:s/></text:span><text:span text:style-name="T216">datetime</text:span><text:span text:style-name="T217"><text:line-break/></text:span><text:span text:style-name="T218">now = datetime.now()</text:span><text:span text:style-name="T219"><text:line-break/></text:span><text:span text:style-name="T220">print</text:span><text:span text:style-name="T221">(now.strftime(</text:span><text:span text:style-name="T222">"%d/%m/%Y %H:%M:%S"</text:span><text:span text:style-name="T223">))</text:span></text:p>
      <text:list text:style-name="L24">
        <text:list-item>
          <text:p text:style-name="P24"><text:span text:style-name="T224"/></text:p>
        </text:list-item>
      </text:list>
      <text:p text:style-name="P25"><text:span text:style-name="T224"/></text:p>
      <text:p text:style-name="P25"><text:span text:style-name="T224"/></text:p>
      <text:p text:style-name="P25"><text:span text:style-name="T225">OBIEKTOWO</text:span><text:span text:style-name="T226">ŚĆ</text:span><text:span text:style-name="T227"><text:s/></text:span></text:p>
      <text:p text:style-name="P25"><text:span text:style-name="T228"/></text:p>
      <text:list text:style-name="L26">
        <text:list-item>
          <text:p text:style-name="P26"><text:span text:style-name="T229">Stwórz klas</text:span><text:span text:style-name="T230">ę</text:span><text:span text:style-name="T231"><text:s/>"Samochod" posiadaj</text:span><text:span text:style-name="T232">ącą pola "marka", "model", "rejestracja". Klasa ta powinna zawierać też metodę "wyswietl" wypisującą dane z obiektu na konsoli Stw</text:span><text:span text:style-name="T233">órz dwa obiekty tej klasy i korzystajac<text:s text:c="2"/>z metody "wy</text:span><text:span text:style-name="T234">świetl" wyswietl na konsoli ich zawartość.</text:span></text:p>
        </text:list-item>
        <text:list-item>
          <text:p text:style-name="P26"><text:span text:style-name="T235">Zadbaj o to by klasa Samochod posiada</text:span><text:span text:style-name="T236">ł</text:span><text:span text:style-name="T237">a metod</text:span><text:span text:style-name="T238">ę pozwalającą ustawić wartości wszystkich p</text:span><text:span text:style-name="T239">ól. Jej przyk</text:span><text:span text:style-name="T240">ł</text:span><text:span text:style-name="T241">adowe wywo</text:span><text:span text:style-name="T242">łanie: s1.ustaw_wartosci(‘Renault’,’Kadjar’,’WE968RP’)</text:span></text:p>
        </text:list-item>
        <text:list-item>
          <text:p text:style-name="P26"><text:span text:style-name="T243">Dodaj do klasy Samochód konstruktor wymuszaj</text:span><text:span text:style-name="T244">ący ustawi</text:span><text:span text:style-name="T245">enie wartości wszystkich p</text:span><text:span text:style-name="T246">ól przy tworzeniu obiektu. Stworz obiekt klasy samochod i wywolaj na nim metode wyswietl</text:span></text:p>
        </text:list-item>
        <text:list-item>
          <text:p text:style-name="P26"><text:span text:style-name="T247">Stwórz klas</text:span><text:span text:style-name="T248">ę</text:span><text:span text:style-name="T249"><text:s/>Zawodnik posiadaj</text:span><text:span text:style-name="T250">ącą pola wzrost i masa. Pola te mają być uzupełniane przy tworzeniu obiektu. Dodaj do klasy metodę get_bmi kt</text:span><text:span text:style-name="T251">óra zwróci obliczone na podstawie pól BMI. Powo</text:span><text:span text:style-name="T252">ł</text:span><text:span text:style-name="T253">aj do<text:s/></text:span><text:span text:style-name="T254">życia obiekt tej klasy i wyświetl na konsoli obliczone BMI.</text:span></text:p>
        </text:list-item>
        <text:list-item>
          <text:p text:style-name="P26"><text:span text:style-name="T255">Stwórz plik konfiguracyjny z zawarto</text:span><text:span text:style-name="T256">ś</text:span><text:span text:style-name="T257">ci</text:span><text:span text:style-name="T258">ą:</text:span></text:p>
        </text:list-item>
      </text:list>
      <text:p text:style-name="P27"><text:span text:style-name="T259">encoding;utf-8</text:span><text:span text:style-name="T260"><text:line-break/></text:span><text:span text:style-name="T261">timezone;-2</text:span><text:span text:style-name="T262"><text:line-break/></text:span><text:span text:style-name="T263">color;black</text:span></text:p>
      <text:p text:style-name="P27"><text:span text:style-name="T264">Stwórz klas</text:span><text:span text:style-name="T265">ę</text:span><text:span text:style-name="T266"><text:s/>Ustawienia kt</text:span><text:span text:style-name="T267">óra b</text:span><text:span text:style-name="T268">ę</text:span><text:span text:style-name="T269">dzie posiada</text:span><text:span text:style-name="T270">ła słownik. Niech każdy obiekt klasy ustawienia podczas jego tworzenia wczytuje do tego słownika zawartość pliku konfiguracyjnego w taki spos</text:span><text:span text:style-name="T271">ób, by pierwsza kolumna stanowi</text:span><text:span text:style-name="T272">ł</text:span><text:span text:style-name="T273">a klucze dla s</text:span><text:span text:style-name="T274">łownika a druga wartości. Dodaj też funkcję kt</text:span><text:span text:style-name="T275">óra b</text:span><text:span text:style-name="T276">ę</text:span><text:span text:style-name="T277">dzie zwraca</text:span><text:span text:style-name="T278">ła załadowany słownik. Przetestuj tworzenie obiektu i sprawdź czy dane z funkcji zwracane są poprawnie.</text:span></text:p>
      <text:p text:style-name="P27"><text:span text:style-name="T279"/></text:p>
      <text:list text:style-name="L28">
        <text:list-item>
          <text:p text:style-name="P28"><text:span text:style-name="T280">Przes</text:span><text:span text:style-name="T281">ł</text:span><text:span text:style-name="T282">o</text:span><text:span text:style-name="T283">ń metodę "__str__" w klasie "Samochod" i przer</text:span><text:span text:style-name="T284">ób metod</text:span><text:span text:style-name="T285">ę</text:span><text:span text:style-name="T286"><text:s/>"wyswietl" w taki spos</text:span><text:span text:style-name="T287">ób by korzysta</text:span><text:span text:style-name="T288">ł</text:span><text:span text:style-name="T289">a z metody "__str__"</text:span></text:p>
        </text:list-item>
        <text:list-item>
          <text:p text:style-name="P28"><text:span text:style-name="T290">Stworz klas</text:span><text:span text:style-name="T291">ę</text:span><text:span text:style-name="T292"><text:s/>Kierowca posiadaj</text:span><text:span text:style-name="T293">ącą pola imię i nazwisko, a do Klasy Samochod dodaj pole klasy Kierowca. Przesłoń metodę<text:s text:c="2"/>__str__ klasy Kierowca. Zadbaj o to by metoda __str__ klasy Samochod wyswietlala tez pole klasy Kierowca. Stworz obiekt klasy Kierowca uzupelniajac jego dane i umiesc ten obiekt w obiekcie klasy Samochod. Wyświetl na konsoli obiekt klasy samochod z umieszczonym podobiektem klasy kierowca. Co się wyświetla?</text:span></text:p>
        </text:list-item>
        <text:list-item>
          <text:p text:style-name="P28"><text:span text:style-name="T294"><text:s/>Za</text:span><text:span text:style-name="T295">ładuj dane z pliku zawodnicy.csv do postaci listy obiekt</text:span><text:span text:style-name="T296">ów. Nast</text:span><text:span text:style-name="T297">ępnie przeiteruj po tej li</text:span><text:span text:style-name="T298">ście i wyświetl zawartość każdego z obiekt</text:span><text:span text:style-name="T299">ów</text:span></text:p>
        </text:list-item>
        <text:list-item>
          <text:p text:style-name="P28"><text:span text:style-name="T300">Stwórz klas</text:span><text:span text:style-name="T301">ę</text:span><text:span text:style-name="T302"><text:s/>Samochod od nowa z polami marka, model, rejestracja oraz zaimplementowan</text:span><text:span text:style-name="T303">ą metodą __str__. Zadbaj o to by w klasie samoch</text:span><text:span text:style-name="T304">ód wszystkie pola by</text:span><text:span text:style-name="T305">ł</text:span><text:span text:style-name="T306">y prywatne, ale by istnia</text:span><text:span text:style-name="T307">ły metody typu setter służące do ustawiania wartości tych p</text:span><text:span text:style-name="T308">ól. Zadbaj o to by wszystkie odwo</text:span><text:span text:style-name="T309">łania wewn</text:span><text:span text:style-name="T310">ątrz klasy do p</text:span><text:span text:style-name="T311">ól by</text:span><text:span text:style-name="T312">ł</text:span><text:span text:style-name="T313">y wykonywane za po</text:span><text:span text:style-name="T314">średnictwem setter</text:span><text:span text:style-name="T315">ów.<text:s/></text:span><text:span text:style-name="T316">Zadbaj o to by nie da</text:span><text:span text:style-name="T317">ło si</text:span><text:span text:style-name="T318">ę ustawić marki ani modelu o zerowej długości oraz o to by długość rejestracji zawsze mieściła się w zakresie 7-8 znak</text:span><text:span text:style-name="T319">ów. W przypadku podania niew</text:span><text:span text:style-name="T320">ł</text:span><text:span text:style-name="T321">asciwych danych rzu</text:span><text:span text:style-name="T322">ć wyjątkiem z adekwatnym komunikatem.</text:span></text:p>
        </text:list-item>
        <text:list-item>
          <text:p text:style-name="P28"><text:span text:style-name="T323"><text:s/></text:span><text:span text:style-name="T324">Stwórz klas</text:span><text:span text:style-name="T325">ę Samochod i dodaj do niej metod</text:span><text:span text:style-name="T326">ę jedz() kt</text:span><text:span text:style-name="T327">óra bedzie wy</text:span><text:span text:style-name="T328">ś</text:span><text:span text:style-name="T329">wietlala napis na konsoli. Dodaj konstruktor pozwalajacy tworzyc obiekty z podaniem marki modelu i rejestracji do klasy Samochod.<text:s/></text:span><text:span text:style-name="T330">Stw</text:span><text:span text:style-name="T331">órz klas</text:span><text:span text:style-name="T332">ę</text:span><text:span text:style-name="T333"><text:s/>"Dzia</text:span><text:span text:style-name="T334">ło" kt</text:span><text:span text:style-name="T335">óra b</text:span><text:span text:style-name="T336">ę</text:span><text:span text:style-name="T337">dzie posiada</text:span><text:span text:style-name="T338">ła metodę strzelaj(). Stw</text:span><text:span text:style-name="T339">órz klas</text:span><text:span text:style-name="T340">ę</text:span><text:span text:style-name="T341"><text:s/>"Czolg" kt</text:span><text:span text:style-name="T342">óra b</text:span><text:span text:style-name="T343">ę</text:span><text:span text:style-name="T344">dzie dziedziczy</text:span><text:span text:style-name="T345">ła po klasach Samochod i Dzialo. Stw</text:span><text:span text:style-name="T346">órz obiekt klasy Czolg i wywolaj na nim zarówno metod</text:span><text:span text:style-name="T347">ę</text:span><text:span text:style-name="T348"><text:s/>jedz() jak i strzelaj(). Zwr</text:span><text:span text:style-name="T349">ó</text:span><text:span text:style-name="T350">ć</text:span><text:span text:style-name="T351"><text:s/>uwag</text:span><text:span text:style-name="T352">ę na to jak trzeba wywołać konstruktor obiektu klasy Czolg. Sprawdz czy zmiana kolejnosci dziedziczenia wplywa na sposob wywołania konstruktora. Sprawdz czy dodanie bezparametrowego __init__ do klasy Czolg zmienia zachowanie.</text:span></text:p>
        </text:list-item>
        <text:list-item>
          <text:p text:style-name="P28"><text:span text:style-name="T353">Stwórz klas</text:span><text:span text:style-name="T354">ę</text:span><text:span text:style-name="T355"><text:s/>abstrakcyjn</text:span><text:span text:style-name="T356">ą Restauracja kt</text:span><text:span text:style-name="T357">óra b</text:span><text:span text:style-name="T358">ę</text:span><text:span text:style-name="T359">dzie posiada</text:span><text:span text:style-name="T360">ła abstrakcyjną metodę "serwuj_danie". Stw</text:span><text:span text:style-name="T361">órz klasy "RestauracjaChinska", "RestauracjaWloska" i "RestaruracjaPolska". Wymu</text:span><text:span text:style-name="T362">ś posiadanie implementacji metody abstrakcyjnej "serwuj_danie" we wszystkich tych klasach ale o r</text:span><text:span text:style-name="T363">ó</text:span><text:span text:style-name="T364">żnej implementacji. Powo</text:span><text:span text:style-name="T365">łaj do życia obiekty tych klas, a następnie na rzecz każdego z tych obiekt</text:span><text:span text:style-name="T366">ów wywo</text:span><text:span text:style-name="T367">ł</text:span><text:span text:style-name="T368">aj funkcj</text:span><text:span text:style-name="T369">ę serwuj_danie.</text:span></text:p>
        </text:list-item>
      </text:list>
      <text:p text:style-name="P29"><text:span text:style-name="T370"/></text:p>
      <text:p text:style-name="P29"><text:span text:style-name="T370"/></text:p>
      <text:p text:style-name="P29"><text:span text:style-name="T371">ITERATORY</text:span></text:p>
      <text:p text:style-name="P29"><text:span text:style-name="T372"/></text:p>
      <text:list text:style-name="L30">
        <text:list-item>
          <text:p text:style-name="P30"><text:span text:style-name="T373">Stwórz iterator który bedzie podawa</text:span><text:span text:style-name="T374">ł</text:span><text:span text:style-name="T375"><text:s/>niesko</text:span><text:span text:style-name="T376">ńczenie wiele kolejnych potęg liczby dwa<text:s/></text:span><text:span text:style-name="T377"/></text:p>
        </text:list-item>
        <text:list-item>
          <text:p text:style-name="P30"><text:span text:style-name="T378">Stwórz iterator który b</text:span><text:span text:style-name="T379">ę</text:span><text:span text:style-name="T380">dzie zwraca</text:span><text:span text:style-name="T381">ł nazwy kolejnych miesięcy. Iterator powinien też posiadać funkcję "restart" kt</text:span><text:span text:style-name="T382">ó</text:span><text:span text:style-name="T383">ra spowoduje rozpocz</text:span><text:span text:style-name="T384">ęcie podawania miesięcy od początku.</text:span></text:p>
        </text:list-item>
      </text:list>
      <text:p text:style-name="P31"><text:span text:style-name="T384"/></text:p>
      <text:p text:style-name="P31"><text:span text:style-name="T385"><text:s/></text:span></text:p>
      <text:p text:style-name="P31"><text:span text:style-name="T386"/></text:p>
      <text:p text:style-name="P31"><text:span text:style-name="T387">ROZSZERZENIE OBIEKTOWOSCI - JAK BEDZIE CZAS</text:span><text:span text:style-name="T388"><text:line-break/></text:span></text:p>
      <text:list text:style-name="L32">
        <text:list-item>
          <text:p text:style-name="P32"><text:span text:style-name="T389">Stwórz w</text:span><text:span text:style-name="T390">ł</text:span><text:span text:style-name="T391">asn</text:span><text:span text:style-name="T392">ą implementację słownika. Słownik ma działać w ten spos</text:span><text:span text:style-name="T393">ób<text:s/></text:span><text:span text:style-name="T394">ż</text:span><text:span text:style-name="T395">e kiedy ustawiasz warto</text:span><text:span text:style-name="T396">ść dla klucza to w przypadku gdy ustawiasz wartość dla jeszcze nie istniejącego klucza wyświetli się na konsoli komunikat typu<text:s/></text:span><text:span text:style-name="T397">"ustawianie wartości xyz dla NOWEGO klucza abc"</text:span><text:span text:style-name="T398">. W przypadku ustawiania wartości dla już</text:span><text:span text:style-name="T399"><text:line-break/>i</text:span><text:span text:style-name="T400">stniejącego klucza wyświetl na konsoli komunikat typu<text:s/></text:span><text:span text:style-name="T401">"podmiana wartości na xyz dla ISTNIEJĄCEGO klucza abc"</text:span><text:span text:style-name="T402">.</text:span></text:p>
        </text:list-item>
        <text:list-item>
          <text:p text:style-name="P32"><text:span text:style-name="T403">Stwórz klas</text:span><text:span text:style-name="T404">ę</text:span><text:span text:style-name="T405"><text:s/>Ustawienia kt</text:span><text:span text:style-name="T406">óra b</text:span><text:span text:style-name="T407">ę</text:span><text:span text:style-name="T408">dzie w momencie tworzenia obiektu czytac plik ustawienia.csv o tre</text:span><text:span text:style-name="T409">ści:</text:span></text:p>
        </text:list-item>
      </text:list>
      <text:p text:style-name="P33"><text:span text:style-name="T410">encoding;utf-8</text:span><text:span text:style-name="T411"><text:line-break/></text:span><text:span text:style-name="T412">language;pl</text:span><text:span text:style-name="T413"><text:line-break/></text:span><text:span text:style-name="T414">timezone;-2</text:span></text:p>
      <text:p text:style-name="P33"><text:span text:style-name="T415">Dane te maj</text:span><text:span text:style-name="T416">ą</text:span><text:span text:style-name="T417"><text:s/>zosta</text:span><text:span text:style-name="T418">ć wczytane do wewnętrznego słownika tak, by pierwsza kolumna stanowila klucze a druga wartosci. Obiekt ma umożliwiać sprawdzanie ustawień w ten spos</text:span><text:span text:style-name="T419">ób: </text:span></text:p>
      <text:p text:style-name="P33"><text:span text:style-name="T420">u=Ustawienia()</text:span></text:p>
      <text:p text:style-name="P33"><text:span text:style-name="T420">print( u['encoding'] )</text:span></text:p>
      <text:p text:style-name="P33"><text:span text:style-name="T420">Obiekt ma umo</text:span><text:span text:style-name="T421">żliwiać też ustawienie wartości na zasadzie u[‘nazwa’]=’wartosc’. W przypadku zmiany powinna ona dotyczyć r</text:span><text:span text:style-name="T422">ównie</text:span><text:span text:style-name="T423">ż zawartości pliku.</text:span></text:p>
      <text:list text:style-name="L34">
        <text:list-item>
          <text:p text:style-name="P34"><text:span text:style-name="T424">Stwórz manager kontekstu który przy tworzeniu obiektu managera pod</text:span><text:span text:style-name="T425">łą</text:span><text:span text:style-name="T426">czy si</text:span><text:span text:style-name="T427">ę do bazy danych, a przy niszczeniu obiektu zamknie połaczenie. Manager ma posiadać r</text:span><text:span text:style-name="T428">ównie</text:span><text:span text:style-name="T429">ż</text:span><text:span text:style-name="T430"><text:s/>metod</text:span><text:span text:style-name="T431">ę zwracającą w postaci listy krotek wynik dowolnego zapytania kt</text:span><text:span text:style-name="T432">órego tre</text:span><text:span text:style-name="T433">ść</text:span><text:span text:style-name="T434"><text:s/>przeka</text:span><text:span text:style-name="T435">żemy przez argument tej metody. Zapytania mają się wykonywać w ramach nawiązanego połączenia.</text:span></text:p>
        </text:list-item>
        <text:list-item>
          <text:p text:style-name="P34"><text:span text:style-name="T436">Stwórz singleton który b</text:span><text:span text:style-name="T437">ę</text:span><text:span text:style-name="T438">dzie przechowywa</text:span><text:span text:style-name="T439">ł połączenie do bazy postgresql w jednej kopii. Dodaj funkcję kt</text:span><text:span text:style-name="T440">óra korzystaj</text:span><text:span text:style-name="T441">ą</text:span><text:span text:style-name="T442">c z po</text:span><text:span text:style-name="T443">łączenia z singletona odczyta i wyswietli na konsoli zawartość tabelki pracownicy.</text:span></text:p>
        </text:list-item>
      </text:list>
      <text:p text:style-name="P35"><text:span text:style-name="T444"/></text:p>
      <text:p text:style-name="P35"><text:span text:style-name="T444"/></text:p>
      <text:p text:style-name="P35"><text:span text:style-name="T444"/></text:p>
      <text:p text:style-name="P35"><text:span text:style-name="T445">W</text:span><text:span text:style-name="T446">ĄTKI</text:span></text:p>
      <text:p text:style-name="P35"><text:span text:style-name="T447"/></text:p>
      <text:list text:style-name="L36">
        <text:list-item>
          <text:p text:style-name="P36"><text:span text:style-name="T448">Stwórz funkcj</text:span><text:span text:style-name="T449">ę</text:span><text:span text:style-name="T450"><text:s/>kt</text:span><text:span text:style-name="T451">óra b</text:span><text:span text:style-name="T452">ę</text:span><text:span text:style-name="T453">dzie przyjmowa</text:span><text:span text:style-name="T454">ła przez argument nazwę a następnie wypisywała na konsoli komunikat typu "początek wątku x", czekała 1 sekundę i wypisywała "koniec wątku x". W miejsce x powinna zostać wstawiona nazwa przekazana przez argument. Stw</text:span><text:span text:style-name="T455">órz list</text:span><text:span text:style-name="T456">ę 5 w</text:span><text:span text:style-name="T457">ątk</text:span><text:span text:style-name="T458">ów które otrzymaj</text:span><text:span text:style-name="T459">ą</text:span><text:span text:style-name="T460"><text:s/>do wykonania opisan</text:span><text:span text:style-name="T461">ą funkcję z przekazaniem r</text:span><text:span text:style-name="T462">ó</text:span><text:span text:style-name="T463">ż</text:span><text:span text:style-name="T464">nych dla ka</text:span><text:span text:style-name="T465">żdego wątku nazw przekazywanych przez argument funkcji. Następnie przeiteruj po liście wątk</text:span><text:span text:style-name="T466">ów i uruchom ka</text:span><text:span text:style-name="T467">ż</text:span><text:span text:style-name="T468">dy z nich.</text:span></text:p>
        </text:list-item>
      </text:list>
      <text:p text:style-name="P37"><text:span text:style-name="T469"/></text:p>
      <text:p text:style-name="P37"><text:span text:style-name="T470">TESTY JEDNOSTKOWE</text:span></text:p>
      <text:list text:style-name="L38">
        <text:list-item>
          <text:p text:style-name="P38"><text:span text:style-name="T470">Stworz w osobnym module funkcje ktora bedzie zwracala liste 100 losowych liczb z zakresu 1-100. Dodaj testy jednostkowe ktory beda sprawdzaly czy funkcja zwrocila 100 elementow, czy wszystkie mieszcza sie w zakresie 1-100 i czy wszystkie zwracane wartosci sa liczbami calkowitymi</text:span></text:p>
        </text:list-item>
        <text:list-item>
          <text:p text:style-name="P38"><text:span text:style-name="T470">Napisz funkcje ktora zwroci zawartosc pliku dane.csv w postaci listy krotek. Dodaj testy jednostkowe ktore sprawdza czy wszystkie elementy ze zwracanej listy maja odpowiednia liczbe kolumn oraz czy wartosci liczbowe we wzroscie nie zawieraja przecinkow w miejsce kropek</text:span></text:p>
        </text:list-item>
      </text:list>
      <text:p text:style-name="P39"><text:span text:style-name="T471"/></text:p>
      <text:p text:style-name="P39"><text:span text:style-name="T471"/></text:p>
      <text:p text:style-name="P39"><text:span text:style-name="T4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